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7cm" svg:y1="3.54cm" svg:x2="6.604cm" svg:y2="3.54cm">
          <text:p/>
        </draw:line>
        <draw:line draw:style-name="gr1" draw:text-style-name="P1" draw:layer="layout" svg:x1="3.175cm" svg:y1="2.605cm" svg:x2="3.175cm" svg:y2="5.145cm">
          <text:p/>
        </draw:line>
        <draw:frame draw:style-name="gr2" draw:layer="layout" svg:width="1.405cm" svg:height="0.962cm" svg:x="1.67cm" svg:y="2.505cm">
          <draw:text-box>
            <text:p>ID</text:p>
          </draw:text-box>
        </draw:frame>
        <draw:frame draw:style-name="gr2" draw:layer="layout" svg:width="3.214cm" svg:height="0.962cm" svg:x="3.671cm" svg:y="2.505cm">
          <draw:text-box>
            <text:p>Name</text:p>
          </draw:text-box>
        </draw:frame>
        <draw:frame draw:style-name="gr3" draw:layer="layout" svg:width="3.81cm" svg:height="1.52cm" svg:x="1.64cm" svg:y="1.4cm">
          <draw:text-box>
            <text:p>Customers</text:p>
          </draw:text-box>
        </draw:frame>
        <draw:frame draw:style-name="gr3" draw:layer="layout" svg:width="3.81cm" svg:height="1.52cm" svg:x="12.04cm" svg:y="1.4cm">
          <draw:text-box>
            <text:p>Table0</text:p>
          </draw:text-box>
        </draw:frame>
        <draw:line draw:style-name="gr1" draw:text-style-name="P1" draw:layer="layout" svg:x1="9.771cm" svg:y1="3.54cm" svg:x2="15.105cm" svg:y2="3.54cm">
          <text:p/>
        </draw:line>
        <draw:line draw:style-name="gr1" draw:text-style-name="P1" draw:layer="layout" svg:x1="11.076cm" svg:y1="2.605cm" svg:x2="11.076cm" svg:y2="5.145cm">
          <text:p/>
        </draw:line>
        <draw:frame draw:style-name="gr2" draw:layer="layout" svg:width="4.386cm" svg:height="0.962cm" svg:x="7.59cm" svg:y="2.505cm">
          <draw:text-box>
            <text:p>C1-Onion1</text:p>
          </draw:text-box>
        </draw:frame>
        <draw:frame draw:style-name="gr2" draw:layer="layout" svg:width="5.043cm" svg:height="0.962cm" svg:x="11.172cm" svg:y="2.505cm">
          <draw:text-box>
            <text:p>C1-Onion2</text:p>
          </draw:text-box>
        </draw:frame>
        <draw:frame draw:style-name="gr2" draw:layer="layout" svg:width="5.043cm" svg:height="0.962cm" svg:x="14.773cm" svg:y="2.505cm">
          <draw:text-box>
            <text:p>C1-Onion3</text:p>
          </draw:text-box>
        </draw:frame>
        <draw:frame draw:style-name="gr2" draw:layer="layout" svg:width="5.043cm" svg:height="0.962cm" svg:x="18.274cm" svg:y="2.505cm">
          <draw:text-box>
            <text:p>C2-Onion1</text:p>
          </draw:text-box>
        </draw:frame>
        <draw:frame draw:style-name="gr2" draw:layer="layout" svg:width="5.043cm" svg:height="0.962cm" svg:x="21.975cm" svg:y="2.505cm">
          <draw:text-box>
            <text:p>C2-Onion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luca Popa</meta:initial-creator>
    <meta:creation-date>2010-10-25T15:25:42</meta:creation-date>
    <dc:date>2010-10-25T15:36:24</dc:date>
    <dc:creator>Raluca Popa</dc:creator>
    <meta:editing-duration>PT00H10M42S</meta:editing-duration>
    <meta:editing-cycles>1</meta:editing-cycles>
    <meta:document-statistic meta:object-count="13"/>
    <meta:generator>OpenOffice.org/3.2$Linux OpenOffice.org_project/320m12$Build-9483</meta:generator>
  </office:meta>
</office:document-meta>
</file>